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9704</text:p>
          </table:table-cell>
          <table:table-cell office:value-type="string" calcext:value-type="string">
            <text:p>TWDB:1029704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1272" calcext:value-type="float">
            <text:p>129.8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704</text:p>
          </table:table-cell>
          <table:table-cell office:value-type="string" calcext:value-type="string">
            <text:p>TWDB:1029704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3112" calcext:value-type="float">
            <text:p>129.2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704</text:p>
          </table:table-cell>
          <table:table-cell office:value-type="string" calcext:value-type="string">
            <text:p>TWDB:1029704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0296" calcext:value-type="float">
            <text:p>128.8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704</text:p>
          </table:table-cell>
          <table:table-cell office:value-type="string" calcext:value-type="string">
            <text:p>TWDB:1029704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89736" calcext:value-type="float">
            <text:p>128.1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704</text:p>
          </table:table-cell>
          <table:table-cell office:value-type="string" calcext:value-type="string">
            <text:p>TWDB:1029704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22224" calcext:value-type="float">
            <text:p>127.5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704</text:p>
          </table:table-cell>
          <table:table-cell office:value-type="string" calcext:value-type="string">
            <text:p>TWDB:1029704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92" calcext:value-type="float">
            <text:p>126.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704</text:p>
          </table:table-cell>
          <table:table-cell office:value-type="string" calcext:value-type="string">
            <text:p>TWDB:1029704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18264" calcext:value-type="float">
            <text:p>126.3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704</text:p>
          </table:table-cell>
          <table:table-cell office:value-type="string" calcext:value-type="string">
            <text:p>TWDB:1029704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83696" calcext:value-type="float">
            <text:p>125.5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704</text:p>
          </table:table-cell>
          <table:table-cell office:value-type="string" calcext:value-type="string">
            <text:p>TWDB:1029704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83112" calcext:value-type="float">
            <text:p>125.4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704</text:p>
          </table:table-cell>
          <table:table-cell office:value-type="string" calcext:value-type="string">
            <text:p>TWDB:1029704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4608" calcext:value-type="float">
            <text:p>124.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704</text:p>
          </table:table-cell>
          <table:table-cell office:value-type="string" calcext:value-type="string">
            <text:p>TWDB:1029704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13264" calcext:value-type="float">
            <text:p>124.4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704</text:p>
          </table:table-cell>
          <table:table-cell office:value-type="string" calcext:value-type="string">
            <text:p>TWDB:1029704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81744" calcext:value-type="float">
            <text:p>123.6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704</text:p>
          </table:table-cell>
          <table:table-cell office:value-type="string" calcext:value-type="string">
            <text:p>TWDB:1029704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44128" calcext:value-type="float">
            <text:p>122.9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704</text:p>
          </table:table-cell>
          <table:table-cell office:value-type="string" calcext:value-type="string">
            <text:p>TWDB:1029704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93736" calcext:value-type="float">
            <text:p>122.0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704</text:p>
          </table:table-cell>
          <table:table-cell office:value-type="string" calcext:value-type="string">
            <text:p>TWDB:1029704</text:p>
          </table:table-cell>
          <table:table-cell office:value-type="string" calcext:value-type="string">
            <text:p>201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704</text:p>
          </table:table-cell>
          <table:table-cell office:value-type="string" calcext:value-type="string">
            <text:p>TWDB:1029704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9176" calcext:value-type="float">
            <text:p>119.8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704</text:p>
          </table:table-cell>
          <table:table-cell office:value-type="string" calcext:value-type="string">
            <text:p>TWDB:1029704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4336" calcext:value-type="float">
            <text:p>119.2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704</text:p>
          </table:table-cell>
          <table:table-cell office:value-type="string" calcext:value-type="string">
            <text:p>TWDB:1029704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77768" calcext:value-type="float">
            <text:p>117.7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704</text:p>
          </table:table-cell>
          <table:table-cell office:value-type="string" calcext:value-type="string">
            <text:p>TWDB:1029704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5392" calcext:value-type="float">
            <text:p>117.0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704</text:p>
          </table:table-cell>
          <table:table-cell office:value-type="string" calcext:value-type="string">
            <text:p>TWDB:1029704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648" calcext:value-type="float">
            <text:p>116.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704</text:p>
          </table:table-cell>
          <table:table-cell office:value-type="string" calcext:value-type="string">
            <text:p>TWDB:1029704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1888" calcext:value-type="float">
            <text:p>116.4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